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fo:font-style="normal" fo:font-weight="normal" officeooo:rsid="001ecf17" officeooo:paragraph-rsid="001ecf17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 style:list-style-name="L1">
      <style:text-properties fo:font-size="12pt" fo:font-style="normal" fo:font-weight="normal" officeooo:rsid="001b388d" officeooo:paragraph-rsid="001ecf1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text-properties fo:font-size="12pt" fo:font-style="normal" fo:font-weight="normal" officeooo:rsid="001fc0b5" officeooo:paragraph-rsid="001fc0b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officeooo:rsid="001b388d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fo:font-size="12pt" fo:font-style="normal" fo:font-weight="normal" officeooo:rsid="001d2fe6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text-properties fo:font-size="12pt" fo:font-style="normal" fo:font-weight="normal" officeooo:rsid="001d2fe6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font-size="12pt" fo:font-style="normal" fo:font-weight="normal" officeooo:rsid="001fc0b5" officeooo:paragraph-rsid="001fc0b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font-style="normal" fo:font-weight="normal" officeooo:rsid="002143b6" officeooo:paragraph-rsid="002143b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style="normal" fo:font-weight="bold" officeooo:rsid="001ecf17" officeooo:paragraph-rsid="001ecf1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officeooo:rsid="001fc0b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0860314690199780" text:style-name="L1">
        <text:list-item>
          <text:p text:style-name="P1">Nazwa: <text:span text:style-name="T1">Wystawianie faktury</text:span></text:p>
        </text:list-item>
        <text:list-item>
          <text:p text:style-name="P1">Cel: <text:span text:style-name="T1">Wystawienie faktury dla kupującego</text:span></text:p>
        </text:list-item>
        <text:list-item>
          <text:p text:style-name="P1">Aktor: <text:span text:style-name="T1">klient komisu</text:span></text:p>
        </text:list-item>
        <text:list-item>
          <text:p text:style-name="P2">Warunki wstępne:</text:p>
          <text:list>
            <text:list-item>
              <text:p text:style-name="P3">Klient dokonuje zakupu</text:p>
            </text:list-item>
          </text:list>
        </text:list-item>
        <text:list-item>
          <text:p text:style-name="P4">Warunki końcowe</text:p>
          <text:list>
            <text:list-item>
              <text:p text:style-name="P7">System udostępnia klientowi fakturę</text:p>
            </text:list-item>
          </text:list>
        </text:list-item>
        <text:list-item>
          <text:p text:style-name="P9">Scenariusz</text:p>
          <text:list>
            <text:list-item>
              <text:p text:style-name="P7">Po dokonaniu zakupu, klient wybiera opcję “Wygeneruj fakturę VAT”</text:p>
            </text:list-item>
            <text:list-item>
              <text:p text:style-name="P7">System pyta o NIP</text:p>
            </text:list-item>
            <text:list-item>
              <text:p text:style-name="P7">Klient podaje NIP</text:p>
            </text:list-item>
            <text:list-item>
              <text:p text:style-name="P7">System sprawdza poprawność NIP, jeśli jest niepoprawny wraca do pkt. 2, jeśli poprawny dalej</text:p>
            </text:list-item>
            <text:list-item>
              <text:p text:style-name="P7">System pyta, czy faktura ma obejmować całe zamówienie czy tylko jego część</text:p>
            </text:list-item>
            <text:list-item>
              <text:p text:style-name="P7">Klient wybiera elementy zamówienia, na które wystawiana jest faktura</text:p>
            </text:list-item>
            <text:list-item>
              <text:p text:style-name="P7">System generuje fakture I udostępnia ją klientowi</text:p>
            </text:list-item>
          </text:list>
        </text:list-item>
        <text:list-item>
          <text:p text:style-name="P9">Scenariusz alternatywny</text:p>
          <text:list>
            <text:list-item>
              <text:p text:style-name="P8">Brak</text:p>
            </text:list-item>
          </text:list>
        </text:list-item>
      </text:list>
      <text:list xml:id="list7588601964136251867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1:58:50.196489990</meta:creation-date>
    <dc:date>2017-04-05T12:58:36.324000140</dc:date>
    <meta:editing-duration>PT6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1" meta:character-count="626" meta:non-whitespace-character-count="559"/>
  </office:meta>
</office:document-meta>
</file>